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UÑOZ SILVA, WILMER HUMBER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729633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707898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UÑOZ SILVA, WILMER HUMBER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72963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4523872</text:p>
          </table:table-cell>
          <table:table-cell table:style-name="Tabla2.D3" office:value-type="string">
            <text:p text:style-name="P17">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23:06:3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